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_v2-16 Antennae two sub-system testing ( Sentinel + OF) </text:p>
      <text:p text:style-name="P1"/>
      <text:p text:style-name="P1">Date : 2/4/2015 to 17/04/2015</text:p>
      <text:p text:style-name="P1"/>
      <text:p text:style-name="P1">By : Online-v2 team </text:p>
      <text:p text:style-name="Standard"/>
      <text:p text:style-name="Standard"/>
      <text:p text:style-name="Standard">E02 Testing</text:p>
      <text:p text:style-name="Standard"/>
      <text:p text:style-name="Standard">###### ANTENNA DEVICE COMMUNICATION is BROKEN </text:p>
      <text:p text:style-name="Standard"><text:s/>ACCEPTED CONNECTION FROM MCM DEVICE 192.168.21.115 </text:p>
      <text:p text:style-name="Standard">E02 thread opened succesfully=&gt; 0 </text:p>
      <text:p text:style-name="Standard">############# SERVER WANTING FOR CLIENT CONNECTION ##### </text:p>
      <text:p text:style-name="Standard">E02 sentinel set </text:p>
      <text:p text:style-name="Standard"/>
      <text:p text:style-name="Standard"><text:s/>CMD[0] =&gt; E02 </text:p>
      <text:p text:style-name="Standard"><text:s/>CMD[1] =&gt; sentinel </text:p>
      <text:p text:style-name="Standard"><text:s/>CMD[2] =&gt; set </text:p>
      <text:p text:style-name="Standard">E02 Antenna </text:p>
      <text:p text:style-name="Standard"><text:s/>###### Element in Command Queue sentinel </text:p>
      <text:p text:style-name="Standard"><text:s/>INSERTING in Command Queue sentinel </text:p>
      <text:p text:style-name="Standard"/>
      <text:p text:style-name="Standard"><text:s/>&gt;&gt; we wrote on the socket 11 <text:s/>3-Apr-2015 11:17:46 sentinel set </text:p>
      <text:p text:style-name="Standard">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1:17:46 </text:p>
      <text:p text:style-name="Standard"><text:s/>sentinel </text:p>
      <text:p text:style-name="Standard"><text:s text:c="2"/>###### NUmber of RESPONSE MSG is 3 </text:p>
      <text:p text:style-name="Standard">No summery !! <text:s text:c="31"/>810 864 856 854 794 812 843 842 832 841 837 829 852 832 840 836 842 832 829 820 819 832 813 835 816 820 818 831 834 836 830 837 844 836 839 832 838 832 829 819 820 818 805 823 823 830 822 832 274 387 381 257 428 769 804 609 289 382 609 675 498 336 781 99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E02 fiber_optics mon </text:p>
      <text:p text:style-name="Standard"/>
      <text:p text:style-name="Standard"><text:s/>CMD[0] =&gt; E02 </text:p>
      <text:p text:style-name="Standard"><text:s/>CMD[1] =&gt; fiber_optics </text:p>
      <text:p text:style-name="Standard"><text:s/>CMD[2] =&gt; mon </text:p>
      <text:p text:style-name="Standard">E02 Antenna </text:p>
      <text:p text:style-name="Standard"><text:s/>###### Element in Command Queue fiber_optics </text:p>
      <text:p text:style-name="Standard"><text:s/>INSERTING in Command Queue fiber_optics </text:p>
      <text:p text:style-name="Standard"/>
      <text:p text:style-name="Standard"><text:s/>&gt;&gt; we wrote on the socket 10 <text:s/>3-Apr-2015 11:18:00 fiber_optics mon </text:p>
      <text:p text:style-name="Standard"><text:s/>Size of Struct is ######## 1638 </text:p>
      <text:p text:style-name="Standard">Size of Response Struct =&gt; 4698 </text:p>
      <text:p text:style-name="Standard"><text:s/>MCM =&gt; 1 </text:p>
      <text:p text:style-name="Standard"><text:soft-page-break/><text:s/>10 </text:p>
      <text:p text:style-name="Standard"><text:s text:c="2"/>3-Apr-2015 11:18:00 </text:p>
      <text:p text:style-name="Standard"><text:s/>fiber_optics </text:p>
      <text:p text:style-name="Standard"><text:s text:c="2"/>###### NUmber of RESPONSE MSG is 8 </text:p>
      <text:p text:style-name="Standard">No summery !! <text:s text:c="31"/>823 862 829 839 827 810 833 807 818 807 808 838 811 819 828 828 816 821 830 829 830 820 841 835 835 831 824 830 820 823 829 820 825 837 822 816 823 844 828 837 833 832 834 834 839 820 816 818 322 300 425 595 857 841 358 459 538 352 448 821 518 821 728 864 <text:s/>System validated : Fiber Optics </text:p>
      <text:p text:style-name="Standard"><text:s/>Command validated : Fiber optics Monitoring </text:p>
      <text:p text:style-name="Standard"><text:s/>Fiber Optics Monitoring Done </text:p>
      <text:p text:style-name="Standard"><text:s/>Voltage(+12V) : <text:s/>0.55 </text:p>
      <text:p text:style-name="Standard"><text:s/>Voltage(-5.0V) : <text:s/>1.00 </text:p>
      <text:p text:style-name="Standard"><text:s/>Voltage(-3.1V) : <text:s/>0.73 </text:p>
      <text:p text:style-name="Standard"><text:s/>Voltage(-1.1V) : <text:s/>0.77 </text:p>
      <text:p text:style-name="Standard"><text:s/>Voltage(GND) : <text:s/>0.61 </text:p>
      <text:p text:style-name="Standard"><text:s/>Writing to ONLINE from SENTINEL THREAD SUCCESSFUL </text:p>
      <text:p text:style-name="Standard"/>
      <text:p text:style-name="Standard"/>
      <text:p text:style-name="Standard">W01 testing</text:p>
      <text:p text:style-name="Standard"/>
      <text:p text:style-name="Standard">############# SERVER WANTING FOR CLIENT CONNECTION ##### </text:p>
      <text:p text:style-name="Standard"><text:s/>ACCEPTED CONNECTION FROM MCM DEVICE 192.168.21.121 </text:p>
      <text:p text:style-name="Standard">W01 Sentinel thread opened succesfully=&gt; 0 </text:p>
      <text:p text:style-name="Standard">############# SERVER WANTING FOR CLIENT CONNECTION ##### </text:p>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
      <text:p text:style-name="Standard"><text:s/>&gt;&gt; we wrote on the socket 10 <text:s/>3-Apr-2015 11:46:57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46:57 </text:p>
      <text:p text:style-name="Standard"><text:s/>sentinel </text:p>
      <text:p text:style-name="Standard"><text:s text:c="2"/>###### NUmber of RESPONSE MSG is 3 </text:p>
      <text:p text:style-name="Standard">No summery !! <text:s text:c="31"/>830 835 835 824 844 807 812 805 802 805 816 827 825 828 840 844 845 837 852 836 839 828 828 816 813 825 813 820 802 810 833 828 840 828 829 825 836 836 840 840 825 823 840 820 808 814 816 816 720 636 638 670 820 828 818 819 811 773 709 692 633 789 841 73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W01 fiber_optics mon </text:p>
      <text:p text:style-name="Standard"/>
      <text:p text:style-name="Standard"><text:s/>CMD[0] =&gt; W01 </text:p>
      <text:p text:style-name="Standard"><text:s/>CMD[1] =&gt; fiber_optics </text:p>
      <text:p text:style-name="Standard"><text:soft-page-break/><text:s/>CMD[2] =&gt; mon </text:p>
      <text:p text:style-name="Standard">W01 Antenna </text:p>
      <text:p text:style-name="Standard"><text:s/>###### Element in Command Queue fiber_optics </text:p>
      <text:p text:style-name="Standard"><text:s/>INSERTING in Command Queue fiber_optics </text:p>
      <text:p text:style-name="Standard"/>
      <text:p text:style-name="Standard"><text:s/>&gt;&gt; we wrote on the socket 10 <text:s/>3-Apr-2015 11:47:0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1:47:07 </text:p>
      <text:p text:style-name="Standard"><text:s/>fiber_optics </text:p>
      <text:p text:style-name="Standard"><text:s text:c="2"/>###### NUmber of RESPONSE MSG is 8 </text:p>
      <text:p text:style-name="Standard">No summery !! <text:s text:c="31"/>882 834 849 832 822 838 812 808 828 839 819 813 820 815 806 806 834 827 827 854 833 828 835 824 848 836 817 808 840 815 822 812 794 818 805 811 811 816 830 832 827 827 837 822 847 832 838 832 790 802 806 811 817 824 700 624 558 684 871 780 846 817 826 735 <text:s/>System validated : Fiber Optics </text:p>
      <text:p text:style-name="Standard"><text:s/>Command validated : Fiber optics Monitoring </text:p>
      <text:p text:style-name="Standard"><text:s/>Fiber Optics Monitoring Done </text:p>
      <text:p text:style-name="Standard"><text:s/>Voltage(+12V) : <text:s/>0.77 </text:p>
      <text:p text:style-name="Standard"><text:s/>Voltage(-5.0V) : <text:s/>0.77 </text:p>
      <text:p text:style-name="Standard"><text:s/>Voltage(-3.1V) : <text:s/>0.82 </text:p>
      <text:p text:style-name="Standard"><text:s/>Voltage(-1.1V) : <text:s/>0.82 </text:p>
      <text:p text:style-name="Standard"><text:s/>Voltage(GND) : <text:s/>0.86 </text:p>
      <text:p text:style-name="Standard"><text:s/>Writing to ONLINE from SENTINEL THREAD SUCCESSFUL </text:p>
      <text:p text:style-name="Standard"/>
      <text:p text:style-name="Standard">W01 fiber_optics set </text:p>
      <text:p text:style-name="Standard"/>
      <text:p text:style-name="Standard"><text:s/>CMD[0] =&gt; W01 </text:p>
      <text:p text:style-name="Standard"><text:s/>CMD[1] =&gt; fiber_optics </text:p>
      <text:p text:style-name="Standard"><text:s/>CMD[2] =&gt; set </text:p>
      <text:p text:style-name="Standard">W01 Antenna </text:p>
      <text:p text:style-name="Standard"><text:s/>###### Element in Command Queue fiber_optics </text:p>
      <text:p text:style-name="Standard"><text:s/>INSERTING in Command Queue fiber_optics </text:p>
      <text:p text:style-name="Standard"/>
      <text:p text:style-name="Standard"><text:s/>&gt;&gt; we wrote on the socket 11 <text:s/>3-Apr-2015 11:49:04 fiber_optics set </text:p>
      <text:p text:style-name="Standard">rf_attn 25 35 </text:p>
      <text:p text:style-name="Standard"><text:s/>Size of Struct is ######## 1638 </text:p>
      <text:p text:style-name="Standard">Size of Response Struct =&gt; 4698 </text:p>
      <text:p text:style-name="Standard"><text:s/>MCM =&gt; 1 </text:p>
      <text:p text:style-name="Standard"><text:s/>11 </text:p>
      <text:p text:style-name="Standard"><text:s text:c="2"/>3-Apr-2015 11:49:04 </text:p>
      <text:p text:style-name="Standard"><text:s/>fiber_optics </text:p>
      <text:p text:style-name="Standard"><text:s text:c="2"/>###### NUmber of RESPONSE MSG is 3 </text:p>
      <text:p text:style-name="Standard">No summery !! <text:s text:c="31"/>849 822 824 838 836 823 830 827 816 834 832 829 821 822 816 801 804 825 814 816 841 825 830 828 824 820 834 836 844 827 825 814 809 817 812 824 829 819 818 820 831 825 836 832 835 823 848 828 598 800 807 795 818 829 648 476 400 599 804 824 809 814 848 921 <text:s/>System validated : Fiber Optics </text:p>
      <text:p text:style-name="Standard"><text:s/>Command validated : Fiber optics Controlling </text:p>
      <text:p text:style-name="Standard"><text:s/>RF Attenuation : 25 35 </text:p>
      <text:p text:style-name="Standard"><text:s/>Writing to ONLINE from SENTINEL THREAD SUCCESSFUL </text:p>
      <text:p text:style-name="Standard"/>
      <text:p text:style-name="Standard"><text:soft-page-break/>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text:s/></text:p>
      <text:p text:style-name="Standard"><text:s/>&gt;&gt; we wrote on the socket 10 <text:s/>3-Apr-2015 11:49:43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49:43 </text:p>
      <text:p text:style-name="Standard"><text:s/>sentinel </text:p>
      <text:p text:style-name="Standard"><text:s text:c="2"/>###### NUmber of RESPONSE MSG is 3 </text:p>
      <text:p text:style-name="Standard">No summery !! <text:s text:c="31"/>811 815 806 800 808 857 839 840 843 826 844 832 832 815 827 820 839 834 813 817 801 816 810 827 822 836 828 840 833 833 825 840 838 840 834 832 840 814 816 807 816 815 816 810 833 844 825 830 815 817 816 716 500 536 490 680 822 808 824 813 786 720 695 670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
      <text:p text:style-name="Standard"><text:s/>&gt;&gt; we wrote on the socket 10 <text:s/>3-Apr-2015 11:53:18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53:18 </text:p>
      <text:p text:style-name="Standard"><text:s/>sentinel </text:p>
      <text:p text:style-name="Standard"><text:s text:c="2"/>###### NUmber of RESPONSE MSG is 3 </text:p>
      <text:p text:style-name="Standard">No summery !! <text:s text:c="31"/>826 823 825 845 840 825 824 823 824 820 820 814 835 840 818 826 820 820 832 824 813 826 820 824 817 822 824 828 829 821 822 832 830 832 828 817 825 832 832 822 828 828 829 829 832 824 820 820 329 617 576 556 432 179 773 704 357 337 436 1285 595 372 360 588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C13</text:p>
      <text:p text:style-name="Standard"/>
      <text:p text:style-name="Standard"><text:soft-page-break/>C13 fiber_optics mon </text:p>
      <text:p text:style-name="Standard"/>
      <text:p text:style-name="Standard"><text:s/>CMD[0] =&gt; C13 </text:p>
      <text:p text:style-name="Standard"><text:s/>CMD[1] =&gt; fiber_optics </text:p>
      <text:p text:style-name="Standard"><text:s/>CMD[2] =&gt; mon </text:p>
      <text:p text:style-name="Standard">C13 Antenna </text:p>
      <text:p text:style-name="Standard"><text:s/>###### Element in Command Queue fiber_optics </text:p>
      <text:p text:style-name="Standard"><text:s/>INSERTING in Command Queue fiber_optics </text:p>
      <text:p text:style-name="Standard"><text:s/></text:p>
      <text:p text:style-name="Standard"><text:s/>&gt;&gt; we wrote on the socket 10 <text:s/>3-Apr-2015 12:24:5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2:24:57 </text:p>
      <text:p text:style-name="Standard"><text:s/>fiber_optics </text:p>
      <text:p text:style-name="Standard"><text:s text:c="2"/>###### NUmber of RESPONSE MSG is 8 </text:p>
      <text:p text:style-name="Standard">No summery !! <text:s text:c="31"/>797 807 803 822 810 836 838 836 837 830 848 834 851 832 842 833 849 832 831 823 806 814 803 817 818 831 832 828 829 830 836 828 837 842 847 832 838 828 814 816 804 818 818 825 832 834 832 828 848 837 805 839 841 832 846 782 803 798 776 736 785 823 884 1017 <text:s/>System validated : Fiber Optics </text:p>
      <text:p text:style-name="Standard"><text:s/>Command validated : Fiber optics Monitoring </text:p>
      <text:p text:style-name="Standard"><text:s/>Fiber Optics Monitoring Done </text:p>
      <text:p text:style-name="Standard"><text:s/>Voltage(+12V) : <text:s/>0.74 </text:p>
      <text:p text:style-name="Standard"><text:s/>Voltage(-5.0V) : <text:s/>0.74 </text:p>
      <text:p text:style-name="Standard"><text:s/>Voltage(-3.1V) : <text:s/>0.83 </text:p>
      <text:p text:style-name="Standard"><text:s/>Voltage(-1.1V) : <text:s/>0.83 </text:p>
      <text:p text:style-name="Standard"><text:s/>Voltage(GND) : <text:s/>0.90 </text:p>
      <text:p text:style-name="Standard"><text:s/>Writing to ONLINE from SENTINEL THREAD SUCCESSFUL </text:p>
      <text:p text:style-name="Standard"/>
      <text:p text:style-name="Standard">C13 fiber_optics set </text:p>
      <text:p text:style-name="Standard"/>
      <text:p text:style-name="Standard"><text:s/>CMD[0] =&gt; C13 </text:p>
      <text:p text:style-name="Standard"><text:s/>CMD[1] =&gt; fiber_optics </text:p>
      <text:p text:style-name="Standard"><text:s/>CMD[2] =&gt; set </text:p>
      <text:p text:style-name="Standard">C13 Antenna </text:p>
      <text:p text:style-name="Standard"><text:s/>###### Element in Command Queue fiber_optics </text:p>
      <text:p text:style-name="Standard"><text:s/>INSERTING in Command Queue fiber_optics </text:p>
      <text:p text:style-name="Standard"/>
      <text:p text:style-name="Standard"><text:s/>&gt;&gt; we wrote on the socket 11 <text:s/>3-Apr-2015 12:25:46 fiber_optics set </text:p>
      <text:p text:style-name="Standard">rf_attn 25 35 </text:p>
      <text:p text:style-name="Standard"><text:s/>Size of Struct is ######## 1638 </text:p>
      <text:p text:style-name="Standard">Size of Response Struct =&gt; 4698 </text:p>
      <text:p text:style-name="Standard"><text:s/>MCM =&gt; 1 </text:p>
      <text:p text:style-name="Standard"><text:s/>11 </text:p>
      <text:p text:style-name="Standard"><text:s text:c="2"/>3-Apr-2015 12:25:46 </text:p>
      <text:p text:style-name="Standard"><text:s/>fiber_optics </text:p>
      <text:p text:style-name="Standard"><text:s text:c="2"/>###### NUmber of RESPONSE MSG is 3 </text:p>
      <text:p text:style-name="Standard">No summery !! <text:s text:c="31"/>856 848 852 828 828 847 844 826 825 814 810 819 812 827 817 826 827 827 833 829 833 833 846 839 846 833 831 821 821 817 806 819 811 828 825 827 836 828 831 832 839 841 859 830 839 826 823 812 792 728 665 400 199 202 386 693 760 833 849 1160 443 318 265 599 <text:s/>System validated : Fiber Optics </text:p>
      <text:p text:style-name="Standard"><text:soft-page-break/><text:s/>Command validated : Fiber optics Controlling </text:p>
      <text:p text:style-name="Standard"><text:s/>RF Attenuation : 25 35 </text:p>
      <text:p text:style-name="Standard"><text:s/>Writing to ONLINE from SENTINEL THREAD SUCCESSFUL </text:p>
      <text:p text:style-name="Standard"/>
      <text:p text:style-name="Standard">C13 sentinel mon </text:p>
      <text:p text:style-name="Standard"/>
      <text:p text:style-name="Standard"><text:s/>CMD[0] =&gt; C13 </text:p>
      <text:p text:style-name="Standard"><text:s/>CMD[1] =&gt; sentinel </text:p>
      <text:p text:style-name="Standard"><text:s/>CMD[2] =&gt; mon </text:p>
      <text:p text:style-name="Standard">C13 Antenna </text:p>
      <text:p text:style-name="Standard"><text:s/>###### Element in Command Queue sentinel </text:p>
      <text:p text:style-name="Standard"><text:s/>INSERTING in Command Queue sentinel </text:p>
      <text:p text:style-name="Standard"/>
      <text:p text:style-name="Standard"><text:s/>&gt;&gt; we wrote on the socket 10 <text:s/>3-Apr-2015 12:26:21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2:26:21 </text:p>
      <text:p text:style-name="Standard"><text:s/>sentinel </text:p>
      <text:p text:style-name="Standard"><text:s text:c="2"/>###### NUmber of RESPONSE MSG is 3 </text:p>
      <text:p text:style-name="Standard">No summery !! <text:s text:c="31"/>803 827 815 842 854 824 838 833 840 832 836 822 834 834 842 840 829 820 811 819 804 817 807 828 825 832 835 829 837 823 833 832 845 832 837 831 822 817 806 812 811 816 825 824 834 827 832 835 781 701 387 157 166 266 590 782 791 805 702 1092 274 210 348 718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C13 sentinel set </text:p>
      <text:p text:style-name="Standard"/>
      <text:p text:style-name="Standard"><text:s/>CMD[0] =&gt; C13 </text:p>
      <text:p text:style-name="Standard"><text:s/>CMD[1] =&gt; sentinel </text:p>
      <text:p text:style-name="Standard"><text:s/>CMD[2] =&gt; set </text:p>
      <text:p text:style-name="Standard">C13 Antenna </text:p>
      <text:p text:style-name="Standard"><text:s/>###### Element in Command Queue sentinel </text:p>
      <text:p text:style-name="Standard"><text:s/>INSERTING in Command Queue sentinel </text:p>
      <text:p text:style-name="Standard"/>
      <text:p text:style-name="Standard"><text:s/>&gt;&gt; we wrote on the socket 11 <text:s/>3-Apr-2015 12:27:34 sentinel set </text:p>
      <text:p text:style-name="Standard">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2:27:34 </text:p>
      <text:p text:style-name="Standard"><text:s/>sentinel </text:p>
      <text:p text:style-name="Standard"><text:s text:c="2"/>###### NUmber of RESPONSE MSG is 3 </text:p>
      <text:p text:style-name="Standard">No summery !! <text:s text:c="31"/>859 835 848 825 824 821 805 819 812 819 809 812 812 819 822 820 833 832 830 825 838 828 843 836 850 834 834 818 807 813 806 819 812 822 830 811 821 828 828 823 842 833 846 839 841 827 814 813 894 846 862 759 494 237 179 212 585 804 840 1155 666 616 410 572 <text:s/>System validated : Sentinel </text:p>
      <text:p text:style-name="Standard"><text:s/>Command validated : Sentinal Controlling </text:p>
      <text:p text:style-name="Standard"><text:soft-page-break/><text:s/>Digital Mask : ffff 5555 </text:p>
      <text:p text:style-name="Standard"><text:s/>Writing to ONLINE from SENTINEL THREAD SUCCESSFUL </text:p>
      <text:p text:style-name="Standard"/>
      <text:p text:style-name="Standard">S03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2:58:52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2:58:52 </text:p>
      <text:p text:style-name="Standard"><text:s/>fiber_optics </text:p>
      <text:p text:style-name="Standard"><text:s text:c="2"/>###### NUmber of RESPONSE MSG is 8 </text:p>
      <text:p text:style-name="Standard">No summery !! <text:s text:c="31"/>682 1238 408 934 941 862 942 774 548 156 108 359 540 963 1156 917 824 832 807 836 832 830 825 829 843 824 832 831 828 824 833 838 836 832 815 816 832 827 824 831 824 818 838 816 826 832 819 820 833 746 781 373 438 654 804 788 836 836 764 941 512 500 736 992 <text:s/>System validated : Fiber Optics </text:p>
      <text:p text:style-name="Standard"><text:s/>Command validated : Fiber optics Monitoring </text:p>
      <text:p text:style-name="Standard"><text:s/>Fiber Optics Monitoring Done </text:p>
      <text:p text:style-name="Standard"><text:s/>Voltage(+12V) : <text:s/>0.94 </text:p>
      <text:p text:style-name="Standard"><text:s/>Voltage(-5.0V) : <text:s/>0.91 </text:p>
      <text:p text:style-name="Standard"><text:s/>Voltage(-3.1V) : <text:s/>1.61 </text:p>
      <text:p text:style-name="Standard"><text:s/>Voltage(-1.1V) : <text:s/>0.38 </text:p>
      <text:p text:style-name="Standard"><text:s/>Voltage(GND) : <text:s/>1.86 </text:p>
      <text:p text:style-name="Standard"><text:s/>Writing to ONLINE from SENTINEL THREAD SUCCESSFUL </text:p>
      <text:p text:style-name="Standard"/>
      <text:p text:style-name="Standard">S03 sentinel mon </text:p>
      <text:p text:style-name="Standard"/>
      <text:p text:style-name="Standard"><text:s/>CMD[0] =&gt; S03 </text:p>
      <text:p text:style-name="Standard"><text:s/>CMD[1] =&gt; sentinel </text:p>
      <text:p text:style-name="Standard"><text:s/>CMD[2] =&gt; mon </text:p>
      <text:p text:style-name="Standard">S03 Antenna </text:p>
      <text:p text:style-name="Standard"><text:s/>###### Element in Command Queue sentinel </text:p>
      <text:p text:style-name="Standard"><text:s/>INSERTING in Command Queue sentinel </text:p>
      <text:p text:style-name="Standard"/>
      <text:p text:style-name="Standard"><text:s/>&gt;&gt; we wrote on the socket 10 <text:s/>3-Apr-2015 13:00:52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3:00:52 </text:p>
      <text:p text:style-name="Standard"><text:s/>sentinel </text:p>
      <text:p text:style-name="Standard"><text:s text:c="2"/>###### NUmber of RESPONSE MSG is 3 </text:p>
      <text:p text:style-name="Standard"><text:soft-page-break/>No summery !! <text:s text:c="31"/>1228 934 790 654 641 252 664 608 815 1184 668 690 218 162 128 399 836 834 820 835 838 828 832 824 824 820 834 816 846 819 827 833 819 818 832 824 835 842 840 822 835 826 830 819 832 821 814 836 440 237 682 902 690 458 452 352 374 422 526 1142 88 345 266 533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3:02:39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02:39 </text:p>
      <text:p text:style-name="Standard"><text:s/>fiber_optics </text:p>
      <text:p text:style-name="Standard"><text:s text:c="2"/>###### NUmber of RESPONSE MSG is 8 </text:p>
      <text:p text:style-name="Standard">No summery !! <text:s text:c="31"/>1188 713 365 904 574 456 1025 1086 660 665 603 364 123 140 499 492 837 816 823 840 828 828 824 821 818 824 834 812 839 840 824 827 830 824 836 838 839 822 824 825 825 825 832 828 820 843 830 835 733 834 826 820 781 690 407 581 544 804 796 811 832 798 666 772 <text:s/>System validated : Fiber Optics </text:p>
      <text:p text:style-name="Standard"><text:s/>Command validated : Fiber optics Monitoring </text:p>
      <text:p text:style-name="Standard"><text:s/>Fiber Optics Monitoring Done </text:p>
      <text:p text:style-name="Standard"><text:s/>Voltage(+12V) : <text:s/>2.34 </text:p>
      <text:p text:style-name="Standard"><text:s/>Voltage(-5.0V) : -0.07 </text:p>
      <text:p text:style-name="Standard"><text:s/>Voltage(-3.1V) : -0.35 </text:p>
      <text:p text:style-name="Standard"><text:s/>Voltage(-1.1V) : -0.58 </text:p>
      <text:p text:style-name="Standard"><text:s/>Voltage(GND) : <text:s/>0.35 </text:p>
      <text:p text:style-name="Standard"><text:s/>Writing to ONLINE from SENTINEL THREAD SUCCESSFUL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3:03:30 fiber_optics mon </text:p>
      <text:p text:style-name="Standard"><text:s/>Size of Struct is ######## 1638 </text:p>
      <text:p text:style-name="Standard">Size of Response Struct =&gt; 4698 </text:p>
      <text:p text:style-name="Standard"><text:s/>MCM =&gt; 1 </text:p>
      <text:p text:style-name="Standard"><text:s/>10 </text:p>
      <text:p text:style-name="Standard"><text:soft-page-break/><text:s text:c="2"/>3-Apr-2015 13:03:30 </text:p>
      <text:p text:style-name="Standard"><text:s/>fiber_optics </text:p>
      <text:p text:style-name="Standard"><text:s text:c="2"/>###### NUmber of RESPONSE MSG is 8 </text:p>
      <text:p text:style-name="Standard">No summery !! <text:s text:c="31"/>1040 940 273 595 578 1025 788 1013 664 744 352 240 232 589 934 701 838 820 827 834 828 834 823 832 840 819 835 824 836 829 828 834 818 840 833 824 819 824 838 830 828 827 824 832 835 839 840 836 784 827 819 739 638 424 443 422 800 801 867 901 794 672 571 803 <text:s/>System validated : Fiber Optics </text:p>
      <text:p text:style-name="Standard"><text:s/>Command validated : Fiber optics Monitoring </text:p>
      <text:p text:style-name="Standard"><text:s/>Fiber Optics Monitoring Done </text:p>
      <text:p text:style-name="Standard"><text:s/>Voltage(+12V) : <text:s/>0.49 </text:p>
      <text:p text:style-name="Standard"><text:s/>Voltage(-5.0V) : <text:s/>1.40 </text:p>
      <text:p text:style-name="Standard"><text:s/>Voltage(-3.1V) : <text:s/>0.98 </text:p>
      <text:p text:style-name="Standard"><text:s/>Voltage(-1.1V) : <text:s/>0.35 </text:p>
      <text:p text:style-name="Standard"><text:s/>Voltage(GND) : -1.04 </text:p>
      <text:p text:style-name="Standard"><text:s/>Writing to ONLINE from SENTINEL THREAD SUCCESSFUL </text:p>
      <text:p text:style-name="Standard"/>
      <text:p text:style-name="Standard">S01</text:p>
      <text:p text:style-name="Standard"/>
      <text:p text:style-name="Standard">############# SERVER WANTING FOR CLIENT CONNECTION ##### </text:p>
      <text:p text:style-name="Standard"><text:s/>ACCEPTED CONNECTION FROM MCM DEVICE 192.168.21.120 </text:p>
      <text:p text:style-name="Standard">S01 sentinel thread opened succesfully=&gt; 0 </text:p>
      <text:p text:style-name="Standard">############# SERVER WANTING FOR CLIENT CONNECTION ##### </text:p>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0:58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0:58 </text:p>
      <text:p text:style-name="Standard"><text:s/>fiber_optics </text:p>
      <text:p text:style-name="Standard"><text:s text:c="2"/>###### NUmber of RESPONSE MSG is 8 </text:p>
      <text:p text:style-name="Standard">No summery !! <text:s text:c="31"/>715 1034 1099 1270 742 606 576 146 200 113 552 716 1090 844 1079 446 822 817 833 832 837 834 828 826 834 828 827 830 827 820 841 825 823 819 830 834 830 828 825 823 826 815 821 833 833 833 826 832 748 739 576 588 641 811 822 826 822 787 799 741 492 716 751 792 <text:s/>System validated : Fiber Optics </text:p>
      <text:p text:style-name="Standard"><text:s/>Command validated : Fiber optics Monitoring </text:p>
      <text:p text:style-name="Standard"><text:s/>Fiber Optics Monitoring Done </text:p>
      <text:p text:style-name="Standard"><text:s/>Voltage(+12V) : -0.35 </text:p>
      <text:p text:style-name="Standard"><text:s/>Voltage(-5.0V) : -0.47 </text:p>
      <text:p text:style-name="Standard"><text:s/>Voltage(-3.1V) : <text:s/>0.57 </text:p>
      <text:p text:style-name="Standard"><text:s/>Voltage(-1.1V) : <text:s/>1.40 </text:p>
      <text:p text:style-name="Standard"><text:s/>Voltage(GND) : <text:s/>1.60 </text:p>
      <text:p text:style-name="Standard"><text:s/>Writing to ONLINE from SENTINEL THREAD SUCCESSFUL </text:p>
      <text:p text:style-name="Standard"/>
      <text:p text:style-name="Standard"><text:soft-page-break/>S01 sentinel mon </text:p>
      <text:p text:style-name="Standard"/>
      <text:p text:style-name="Standard"><text:s/>CMD[0] =&gt; S01 </text:p>
      <text:p text:style-name="Standard"><text:s/>CMD[1] =&gt; sentinel </text:p>
      <text:p text:style-name="Standard"><text:s/>CMD[2] =&gt; mon </text:p>
      <text:p text:style-name="Standard">S01 Antenna </text:p>
      <text:p text:style-name="Standard"><text:s/>###### Element in Command Queue sentinel </text:p>
      <text:p text:style-name="Standard"><text:s/>INSERTING in Command Queue sentinel </text:p>
      <text:p text:style-name="Standard"><text:s/></text:p>
      <text:p text:style-name="Standard"><text:s/>&gt;&gt; we wrote on the socket 10 <text:s/>3-Apr-2015 13:31:56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3:31:56 </text:p>
      <text:p text:style-name="Standard"><text:s/>sentinel </text:p>
      <text:p text:style-name="Standard"><text:s text:c="2"/>###### NUmber of RESPONSE MSG is 3 </text:p>
      <text:p text:style-name="Standard">No summery !! <text:s text:c="31"/>634 1241 192 827 412 707 592 775 1081 566 446 268 795 250 512 530 840 841 840 820 828 823 834 828 840 842 838 822 829 833 828 825 822 820 832 844 822 827 828 829 824 832 822 829 842 820 836 824 227 661 873 336 391 241 344 342 236 412 880 1219 521 456 398 777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2:3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2:37 </text:p>
      <text:p text:style-name="Standard"><text:s/>fiber_optics </text:p>
      <text:p text:style-name="Standard"><text:s text:c="2"/>###### NUmber of RESPONSE MSG is 8 </text:p>
      <text:p text:style-name="Standard">No summery !! <text:s text:c="31"/>960 1212 1132 718 946 311 539 393 509 790 860 594 608 557 234 342 830 820 820 835 832 835 840 824 831 829 838 832 825 840 822 834 834 830 827 827 827 828 822 818 817 823 823 830 827 832 828 840 420 283 332 261 747 1003 896 272 364 261 377 1291 323 250 804 520 <text:s/>System validated : Fiber Optics </text:p>
      <text:p text:style-name="Standard"><text:s/>Command validated : Fiber optics Monitoring </text:p>
      <text:p text:style-name="Standard"><text:s/>Fiber Optics Monitoring Done </text:p>
      <text:p text:style-name="Standard"><text:s/>Voltage(+12V) : <text:s/>2.46 </text:p>
      <text:p text:style-name="Standard"><text:s/>Voltage(-5.0V) : <text:s/>0.48 </text:p>
      <text:p text:style-name="Standard"><text:s/>Voltage(-3.1V) : <text:s/>0.37 </text:p>
      <text:p text:style-name="Standard"><text:s/>Voltage(-1.1V) : <text:s/>0.09 </text:p>
      <text:p text:style-name="Standard"><text:soft-page-break/><text:s/>Voltage(GND) : <text:s/>0.91 </text:p>
      <text:p text:style-name="Standard"><text:s/>Writing to ONLINE from SENTINEL THREAD SUCCESSFUL </text:p>
      <text:p text:style-name="Standard"/>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3:24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3:24 </text:p>
      <text:p text:style-name="Standard"><text:s/>fiber_optics </text:p>
      <text:p text:style-name="Standard"><text:s text:c="2"/>###### NUmber of RESPONSE MSG is 8 </text:p>
      <text:p text:style-name="Standard">No summery !! <text:s text:c="31"/>592 1392 206 720 838 832 696 846 880 486 390 268 745 338 560 824 832 826 817 824 830 832 832 824 840 832 832 837 835 832 826 834 824 826 839 834 835 823 831 823 828 830 820 819 818 824 807 832 418 637 850 181 342 422 373 480 249 777 904 1143 535 265 344 894 <text:s/>System validated : Fiber Optics </text:p>
      <text:p text:style-name="Standard"><text:s/>Command validated : Fiber optics Monitoring </text:p>
      <text:p text:style-name="Standard"><text:s/>Fiber Optics Monitoring Done </text:p>
      <text:p text:style-name="Standard"><text:s/>Voltage(+12V) : <text:s/>1.28 </text:p>
      <text:p text:style-name="Standard"><text:s/>Voltage(-5.0V) : -1.72 </text:p>
      <text:p text:style-name="Standard"><text:s/>Voltage(-3.1V) : <text:s/>2.97 </text:p>
      <text:p text:style-name="Standard"><text:s/>Voltage(-1.1V) : <text:s/>0.56 </text:p>
      <text:p text:style-name="Standard"><text:s/>Voltage(GND) : <text:s/>1.95 </text:p>
      <text:p text:style-name="Standard"><text:s/>Writing to ONLINE from SENTINEL THREAD SUCCESSFUL </text:p>
      <text:p text:style-name="Standard"/>
      <text:p text:style-name="Standard">Central Square Antennae ( except C02,C04 &amp; C11) </text:p>
      <text:p text:style-name="Standard"/>
      <text:p text:style-name="Standard">[teleset@tellab2 Online]$ ./online_v2 </text:p>
      <text:p text:style-name="Standard">HIGHUSER thread CREATED=&gt; 0 </text:p>
      <text:p text:style-name="Standard">SERVO thread CREATED=&gt; 0 </text:p>
      <text:p text:style-name="Standard">GUI INTERFACE thread CREATED=&gt; 0 </text:p>
      <text:p text:style-name="Standard">PYTHON INTERFACE thread CREATED=&gt; 0 </text:p>
      <text:p text:style-name="Standard">==&gt; SERVO SERVER WANTING FOR CLIENT CONNECTION ===&gt;MCM SYSTEM thread CREATED=&gt; 0 </text:p>
      <text:p text:style-name="Standard"/>
      <text:p text:style-name="Standard"><text:s/>&gt;&gt; </text:p>
      <text:p text:style-name="Standard">msgget: Calling msgget(0xc9,01600) </text:p>
      <text:p text:style-name="Standard">msgget: msgget succeeded: msqid = 0 </text:p>
      <text:p text:style-name="Standard">Sucessfully Created MESSAGE QUEUE ID=0 </text:p>
      <text:p text:style-name="Standard">### SERVER WANTING FOR GUI CLIENT TO CONNECT ##### </text:p>
      <text:p text:style-name="Standard">$$$ SERVER WANTING FOR PYTHON ENVIRONMENT CLIENT TO CONNECT $$$$ </text:p>
      <text:p text:style-name="Standard">############# SERVER WANTING FOR CLIENT CONNECTION ##### </text:p>
      <text:p text:style-name="Standard"><text:s/>ACCEPTED CONNECTION FROM MCM DEVICE 192.168.21.105 </text:p>
      <text:p text:style-name="Standard">C05 SEN thread opened succesfully=&gt; 0 </text:p>
      <text:p text:style-name="Standard"><text:soft-page-break/>############# SERVER WANTING FOR CLIENT CONNECTION ##### </text:p>
      <text:p text:style-name="Standard"><text:s/>ACCEPTED CONNECTION FROM MCM DEVICE 192.168.21.108 </text:p>
      <text:p text:style-name="Standard">C08 SEN thread opened succesfully=&gt; 0 </text:p>
      <text:p text:style-name="Standard">############# SERVER WANTING FOR CLIENT CONNECTION ##### </text:p>
      <text:p text:style-name="Standard"><text:s/>ACCEPTED CONNECTION FROM MCM DEVICE 192.168.21.110 </text:p>
      <text:p text:style-name="Standard">C10 Sentinel thread opened succesfully=&gt; 0 </text:p>
      <text:p text:style-name="Standard">############# SERVER WANTING FOR CLIENT CONNECTION ##### </text:p>
      <text:p text:style-name="Standard"><text:s/>ACCEPTED CONNECTION FROM MCM DEVICE 192.168.21.100 </text:p>
      <text:p text:style-name="Standard">SENTINEL thread opened succesfully=&gt; 0 </text:p>
      <text:p text:style-name="Standard">############# SERVER WANTING FOR CLIENT CONNECTION ##### </text:p>
      <text:p text:style-name="Standard"><text:s/>ACCEPTED CONNECTION FROM MCM DEVICE 192.168.33.2 </text:p>
      <text:p text:style-name="Standard">W06 Sentinel thread opened succesfully=&gt; 0 </text:p>
      <text:p text:style-name="Standard">############# SERVER WANTING FOR CLIENT CONNECTION ##### </text:p>
      <text:p text:style-name="Standard"><text:s/>ACCEPTED CONNECTION FROM MCM DEVICE 192.168.32.5 </text:p>
      <text:p text:style-name="Standard">W05 Sen/OF thread opened succesfully=&gt; 0 </text:p>
      <text:p text:style-name="Standard">############# SERVER WANTING FOR CLIENT CONNECTION ##### </text:p>
      <text:p text:style-name="Standard"><text:s/>ACCEPTED CONNECTION FROM MCM DEVICE 192.168.31.2 </text:p>
      <text:p text:style-name="Standard">BACKEND thread opened succesfully=&gt; 0 </text:p>
      <text:p text:style-name="Standard">############# SERVER WANTING FOR CLIENT CONNECTION ##### </text:p>
      <text:p text:style-name="Standard"><text:s/>ACCEPTED CONNECTION FROM MCM DEVICE 192.168.31.3 </text:p>
      <text:p text:style-name="Standard">S06 sentinel thread opened succesfully=&gt; 0 </text:p>
      <text:p text:style-name="Standard">############# SERVER WANTING FOR CLIENT CONNECTION ##### </text:p>
      <text:p text:style-name="Standard"><text:s/>ACCEPTED CONNECTION FROM MCM DEVICE 192.168.32.2 </text:p>
      <text:p text:style-name="Standard"><text:s/>W02 sentinel thread opened succesfully=&gt; 0 </text:p>
      <text:p text:style-name="Standard">############# SERVER WANTING FOR CLIENT CONNECTION ##### </text:p>
      <text:p text:style-name="Standard"><text:s/>ACCEPTED CONNECTION FROM MCM DEVICE 192.168.21.109 </text:p>
      <text:p text:style-name="Standard">C09 Sentinel thread opened succesfully=&gt; 0 </text:p>
      <text:p text:style-name="Standard">############# SERVER WANTING FOR CLIENT CONNECTION ##### </text:p>
      <text:p text:style-name="Standard"><text:s/>ACCEPTED CONNECTION FROM MCM DEVICE 192.168.32.3 </text:p>
      <text:p text:style-name="Standard"><text:s/>W03 Sentinel thread opened succesfully=&gt; 0 </text:p>
      <text:p text:style-name="Standard">############# SERVER WANTING FOR CLIENT CONNECTION ##### </text:p>
      <text:p text:style-name="Standard"><text:s/>ACCEPTED CONNECTION FROM MCM DEVICE 192.168.21.103 </text:p>
      <text:p text:style-name="Standard">C03 SEN thread opened succesfully=&gt; 0 </text:p>
      <text:p text:style-name="Standard">############# SERVER WANTING FOR CLIENT CONNECTION ##### </text:p>
      <text:p text:style-name="Standard"><text:s/>ACCEPTED CONNECTION FROM MCM DEVICE 192.168.21.106 </text:p>
      <text:p text:style-name="Standard">C06 SEN thread opened succesfully=&gt; 0 </text:p>
      <text:p text:style-name="Standard">############# SERVER WANTING FOR CLIENT CONNECTION ##### </text:p>
      <text:p text:style-name="Standard"><text:s/>ACCEPTED CONNECTION FROM MCM DEVICE 192.168.32.4 </text:p>
      <text:p text:style-name="Standard"><text:s/>W04 Sentinel thread opened succesfully=&gt; 0 </text:p>
      <text:p text:style-name="Standard">############# SERVER WANTING FOR CLIENT CONNECTION ##### </text:p>
      <text:p text:style-name="Standard"><text:s/>ACCEPTED CONNECTION FROM MCM DEVICE 192.168.21.114 </text:p>
      <text:p text:style-name="Standard">C14 Sentinel thread opened succesfully=&gt; 0 </text:p>
      <text:p text:style-name="Standard">############# SERVER WANTING FOR CLIENT CONNECTION ##### </text:p>
      <text:p text:style-name="Standard"><text:s/>ACCEPTED CONNECTION FROM MCM DEVICE 192.168.31.4 </text:p>
      <text:p text:style-name="Standard">FRONT thread opened succesfully=&gt; 0 </text:p>
      <text:p text:style-name="Standard">############# SERVER WANTING FOR CLIENT CONNECTION ##### </text:p>
      <text:p text:style-name="Standard"><text:s/>ACCEPTED CONNECTION FROM MCM DEVICE 192.168.21.112 </text:p>
      <text:p text:style-name="Standard">C12 Sentinel thread opened succesfully=&gt; 0 </text:p>
      <text:p text:style-name="Standard">############# SERVER WANTING FOR CLIENT CONNECTION ##### </text:p>
      <text:p text:style-name="Standard"><text:s/>ACCEPTED CONNECTION FROM MCM DEVICE 192.168.21.101 </text:p>
      <text:p text:style-name="Standard">C01 SENTINEL thread opened succesfully=&gt; 0 </text:p>
      <text:p text:style-name="Standard">############# SERVER WANTING FOR CLIENT CONNECTION ##### </text:p>
      <text:p text:style-name="Standard"><text:soft-page-break/>#### Client=&gt; 192.168.8.87 Port 51451 </text:p>
      <text:p text:style-name="Standard">====&gt;Size of read is 1448 </text:p>
      <text:p text:style-name="Standard">PYTHON ANTENNA name C0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gt;Size of read is 350 </text:p>
      <text:p text:style-name="Standard">we wrote on the socket 1 <text:s/>3-Apr-2015 14:33:34 fiber_optics mon </text:p>
      <text:p text:style-name="Standard"><text:s/>Size of Struct is ######## 1638 </text:p>
      <text:p text:style-name="Standard">Size of Response Struct =&gt; 4698 </text:p>
      <text:p text:style-name="Standard"><text:s/>MCM =&gt; 1 </text:p>
      <text:p text:style-name="Standard"><text:s/>1 </text:p>
      <text:p text:style-name="Standard"><text:s text:c="2"/>3-Apr-2015 14:33:34 </text:p>
      <text:p text:style-name="Standard"><text:s/>fiber_optics </text:p>
      <text:p text:style-name="Standard"><text:s text:c="2"/>###### NUmber of RESPONSE MSG is 8 </text:p>
      <text:p text:style-name="Standard">No summery !! <text:s text:c="31"/>838 1352 680 903 790 1220 1399 1355 1330 1317 806 704 1144 1276 1341 905 818 835 816 824 827 828 819 832 831 824 827 819 832 832 828 832 836 819 828 828 821 828 821 834 821 819 826 821 828 830 825 825 122 240 251 150 126 35 0 0 0 86 289 576 252 224 232 332 <text:s/>System validated : Fiber Optics </text:p>
      <text:p text:style-name="Standard"><text:s/>Command validated : Fiber optics Monitoring </text:p>
      <text:p text:style-name="Standard"><text:s/>Fiber Optics Monitoring Done </text:p>
      <text:p text:style-name="Standard"><text:s/>Voltage(+12V) : -0.13 </text:p>
      <text:p text:style-name="Standard"><text:s/>Voltage(-5.0V) : <text:s/>0.78 </text:p>
      <text:p text:style-name="Standard"><text:s/>Voltage(-3.1V) : <text:s/>1.09 </text:p>
      <text:p text:style-name="Standard"><text:s/>Voltage(-1.1V) : -0.99 </text:p>
      <text:p text:style-name="Standard"><text:s/>Voltage(GND) : -3.55 </text:p>
      <text:p text:style-name="Standard"><text:s/>Writing to ONLINE from SENTINEL THREAD SUCCESSFUL </text:p>
      <text:p text:style-name="Standard">====&gt;Size of read is 1448 </text:p>
      <text:p text:style-name="Standard">PYTHON ANTENNA name C00 </text:p>
      <text:p text:style-name="Standard">PYTHON SYSTEM name fps </text:p>
      <text:p text:style-name="Standard"><text:s/>param_number 0 </text:p>
      <text:p text:style-name="Standard"><text:s/>###### Element in Command Queue fps </text:p>
      <text:p text:style-name="Standard"><text:s/>INSERTING in Command Queue fps </text:p>
      <text:p text:style-name="Standard">====&gt;Size of read is 350 </text:p>
      <text:p text:style-name="Standard">====&gt;Size of read is 1798 </text:p>
      <text:p text:style-name="Standard">PYTHON ANTENNA name C00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1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3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5 </text:p>
      <text:p text:style-name="Standard"><text:soft-page-break/>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6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8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9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0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2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4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text:soft-page-break/>we wrote on the socket 1 <text:s/>3-Apr-2015 14:40:39 sentinel mon </text:p>
      <text:p text:style-name="Standard"><text:s/>Size of Struct is ######## 1638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2 1933 41 1494 1155 858 832 826 820 822 822 826 825 828 824 829 828 823 828 828 819 827 827 826 829 829 829 822 825 821 827 828 821 827 826 823 828 820 822 828 824 829 828 830 826 824 828 825 826 824 829 827 822 825 829 828 825 824 826 988 844 825 227 765 <text:s/>System validated : Sentinel </text:p>
      <text:p text:style-name="Standard">Size of Response Struct =&gt; 4698 </text:p>
      <text:p text:style-name="Standard"><text:s/>Command validated : Sentinal Monitoring </text:p>
      <text:p text:style-name="Standard"><text:s/>MCM =&gt; 1 </text:p>
      <text:p text:style-name="Standard"><text:s/>1 </text:p>
      <text:p text:style-name="Standard"><text:s text:c="2"/>3-Apr-2015 14:40:39 </text:p>
      <text:p text:style-name="Standard"><text:s/>sentinel </text:p>
      <text:p text:style-name="Standard"><text:s text:c="2"/>Sentinel Monitoring Done </text:p>
      <text:p text:style-name="Standard"><text:s/>###### NUmber of RESPONSE MSG is 3 </text:p>
      <text:p text:style-name="Standard">No summery !! <text:s text:c="31"/>976 1913 24 1153 1496 894 829 824 827 824 818 828 829 825 822 827 824 827 827 824 824 829 826 822 828 830 823 825 825 825 828 827 828 825 824 823 822 825 826 831 828 817 826 821 824 828 821 827 771 828 829 830 822 828 826 829 827 823 829 978 839 829 828 210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808 808 801 838 843 821 828 823 824 821 826 831 820 832 824 830 823 824 822 817 829 832 821 818 831 826 832 828 828 820 816 819 827 819 824 825 824 828 828 832 832 815 819 834 816 823 826 819 851 1156 1056 563 725 389 156 205 269 539 723 910 987 686 531 281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836 825 822 827 826 820 825 825 829 827 820 826 832 822 826 826 830 828 817 824 832 826 826 820 827 825 822 818 822 830 824 832 823 829 829 827 824 832 827 828 829 825 827 824 822 829 829 824 182 204 334 582 645 815 819 772 649 142 431 1236 316 586 365 376 <text:s/>System validated : Sentinel </text:p>
      <text:p text:style-name="Standard"><text:s/>Command validated : Sentinal Monitoring </text:p>
      <text:p text:style-name="Standard"><text:soft-page-break/><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1 1932 27 1154 1497 894 829 826 828 828 828 830 828 828 827 827 826 823 828 824 820 827 828 827 827 826 826 828 830 828 826 822 821 830 830 828 826 832 824 823 830 822 826 828 826 828 830 828 829 828 827 828 830 826 822 828 826 825 824 1009 847 827 208 769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0 1924 25 1504 1172 864 824 825 825 828 828 821 828 820 825 825 831 825 824 827 828 828 824 826 828 825 826 826 830 823 827 821 828 827 830 826 824 826 825 825 828 824 824 828 827 826 827 825 771 826 825 828 822 826 826 821 824 825 824 825 824 826 827 22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0 1928 30 1466 1154 859 829 828 827 827 831 828 828 829 829 826 828 826 828 825 829 823 825 828 828 830 829 827 825 824 831 828 832 832 829 829 829 829 828 829 830 826 828 829 826 828 828 822 775 826 829 827 824 832 827 832 829 826 828 982 844 826 829 237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1 1914 25 1500 1147 859 825 827 826 825 828 821 823 821 828 828 830 821 830 830 828 826 828 826 829 828 822 829 824 829 826 829 827 827 829 826 829 825 825 826 828 826 830 825 829 823 825 830 824 832 832 824 828 824 831 826 830 828 823 983 844 828 285 774 <text:s/>System validated : Sentinel </text:p>
      <text:p text:style-name="Standard"><text:s/>Command validated : Sentinal Monitoring </text:p>
      <text:p text:style-name="Standard"><text:soft-page-break/><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78 1930 24 1511 1173 864 826 829 827 829 828 827 827 821 832 829 829 829 829 826 829 832 835 827 827 826 828 827 826 826 822 829 824 832 828 832 826 829 831 830 829 824 827 824 825 823 829 825 766 832 828 828 829 830 825 826 828 828 828 984 842 830 830 19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1012 777 592 1053 1258 1423 1596 1405 1311 1115 861 989 1196 890 1250 1116 819 836 816 833 841 824 819 830 823 826 821 825 826 837 827 823 824 832 830 824 823 827 827 836 820 820 820 836 828 829 826 830 139 147 192 64 34 0 0 0 103 107 239 948 221 200 131 165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gt;Size of read is 1448 </text:p>
      <text:p text:style-name="Standard">PYTHON ANTENNA name C0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1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3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5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6 </text:p>
      <text:p text:style-name="Standard">PYTHON SYSTEM name fiber_optics </text:p>
      <text:p text:style-name="Standard"><text:soft-page-break/><text:s/>param_number 0 </text:p>
      <text:p text:style-name="Standard"><text:s/>###### Element in Command Queue fiber_optics </text:p>
      <text:p text:style-name="Standard"><text:s/>INSERTING in Command Queue fiber_optics </text:p>
      <text:p text:style-name="Standard">PYTHON ANTENNA name C08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9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2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4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gt;Size of read is 350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Size of Response Struct =&gt; 4698 </text:p>
      <text:p text:style-name="Standard"><text:s/>MCM =&gt; 1 </text:p>
      <text:p text:style-name="Standard"><text:s/>2 </text:p>
      <text:p text:style-name="Standard"><text:soft-page-break/><text:s text:c="2"/>3-Apr-2015 14:43:11 </text:p>
      <text:p text:style-name="Standard"><text:s/>fiber_optics </text:p>
      <text:p text:style-name="Standard"><text:s text:c="2"/>###### NUmber of RESPONSE MSG is 8 </text:p>
      <text:p text:style-name="Standard">No summery !! <text:s text:c="31"/>980 1930 36 1492 1152 861 821 825 827 829 823 822 823 831 825 824 823 824 832 829 822 823 828 825 823 828 824 821 826 828 821 828 823 832 824 826 830 830 823 828 827 821 830 829 832 822 826 827 829 828 823 829 828 830 828 830 824 831 827 990 845 825 237 768 <text:s/>System validated : Fiber Optics </text:p>
      <text:p text:style-name="Standard"><text:s/>Command validated : Fiber optics Monitoring </text:p>
      <text:p text:style-name="Standard"><text:s/>Fiber Optics Monitoring Done </text:p>
      <text:p text:style-name="Standard"><text:s/>Voltage(+12V) : <text:s/>0.03 </text:p>
      <text:p text:style-name="Standard"><text:s/>Voltage(-5.0V) : -4.84 </text:p>
      <text:p text:style-name="Standard"><text:s/>Voltage(-3.1V) : <text:s/>4.81 </text:p>
      <text:p text:style-name="Standard"><text:s/>Voltage(-1.1V) : -2.62 </text:p>
      <text:p text:style-name="Standard"><text:s/>Voltage(GND) : -0.84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79 1923 24 1503 1175 859 825 820 826 825 828 826 829 828 828 824 828 822 828 825 826 825 823 827 820 828 825 827 825 820 829 826 825 826 827 827 825 827 822 830 826 828 825 828 827 826 827 824 764 828 826 828 828 826 828 827 824 825 827 825 826 830 827 200 <text:s/>System validated : Fiber Optics </text:p>
      <text:p text:style-name="Standard"><text:s/>Command validated : Fiber optics Monitoring </text:p>
      <text:p text:style-name="Standard"><text:s/>Fiber Optics Monitoring Done </text:p>
      <text:p text:style-name="Standard"><text:s/>Voltage(+12V) : <text:s/>0.00 </text:p>
      <text:p text:style-name="Standard"><text:s/>Voltage(-5.0V) : -4.81 </text:p>
      <text:p text:style-name="Standard"><text:s/>Voltage(-3.1V) : <text:s/>4.88 </text:p>
      <text:p text:style-name="Standard"><text:s/>Voltage(-1.1V) : -2.65 </text:p>
      <text:p text:style-name="Standard"><text:s/>Voltage(GND) : -0.98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4 1923 29 1464 1152 862 828 832 827 832 829 829 826 824 831 827 831 827 827 830 832 822 826 830 828 829 828 830 830 827 832 824 830 830 832 829 829 827 829 829 827 828 832 829 831 829 828 831 772 833 828 829 825 829 828 828 822 825 828 983 839 826 830 248 <text:s/>System validated : Fiber Optics </text:p>
      <text:p text:style-name="Standard"><text:s/>Command validated : Fiber optics Monitoring </text:p>
      <text:p text:style-name="Standard"><text:s/>Fiber Optics Monitoring Done </text:p>
      <text:p text:style-name="Standard"><text:s/>Voltage(+12V) : -0.02 </text:p>
      <text:p text:style-name="Standard"><text:s/>Voltage(-5.0V) : -4.84 </text:p>
      <text:p text:style-name="Standard"><text:s/>Voltage(-3.1V) : <text:s/>4.84 </text:p>
      <text:p text:style-name="Standard"><text:s/>Voltage(-1.1V) : -2.49 </text:p>
      <text:p text:style-name="Standard"><text:s/>Voltage(GND) : -0.89 </text:p>
      <text:p text:style-name="Standard"><text:s/>Writing to ONLINE from SENTINEL THREAD SUCCESSFUL </text:p>
      <text:p text:style-name="Standard">Size of Response Struct =&gt; 4698 </text:p>
      <text:p text:style-name="Standard"><text:soft-page-break/><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1 1925 28 1153 1502 890 828 829 827 828 824 824 830 824 828 825 831 824 826 830 829 829 827 827 829 828 829 822 825 824 827 828 827 821 826 825 824 828 830 829 824 827 830 825 827 827 829 824 826 827 826 827 826 824 822 827 826 830 827 1016 843 831 350 782 <text:s/>System validated : Fiber Optics </text:p>
      <text:p text:style-name="Standard"><text:s/>Command validated : Fiber optics Monitoring </text:p>
      <text:p text:style-name="Standard"><text:s/>Fiber Optics Monitoring Done </text:p>
      <text:p text:style-name="Standard"><text:s/>Voltage(+12V) : -0.00 </text:p>
      <text:p text:style-name="Standard"><text:s/>Voltage(-5.0V) : -4.85 </text:p>
      <text:p text:style-name="Standard"><text:s/>Voltage(-3.1V) : <text:s/>4.87 </text:p>
      <text:p text:style-name="Standard"><text:s/>Voltage(-1.1V) : -0.87 </text:p>
      <text:p text:style-name="Standard"><text:s/>Voltage(GND) : -2.64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1 1910 29 1160 1499 896 824 823 825 822 827 828 826 828 825 826 828 830 824 822 828 827 830 824 826 828 829 830 830 820 826 823 829 828 827 827 825 823 828 826 827 826 827 828 826 824 821 829 766 830 828 819 827 828 826 828 828 825 826 976 836 832 827 183 <text:s/>System validated : Fiber Optics </text:p>
      <text:p text:style-name="Standard"><text:s/>Command validated : Fiber optics Monitoring </text:p>
      <text:p text:style-name="Standard"><text:s/>Fiber Optics Monitoring Done </text:p>
      <text:p text:style-name="Standard"><text:s/>Voltage(+12V) : <text:s/>0.01 </text:p>
      <text:p text:style-name="Standard"><text:s/>Voltage(-5.0V) : -4.76 </text:p>
      <text:p text:style-name="Standard"><text:s/>Voltage(-3.1V) : <text:s/>4.85 </text:p>
      <text:p text:style-name="Standard"><text:s/>Voltage(-1.1V) : -0.89 </text:p>
      <text:p text:style-name="Standard"><text:s/>Voltage(GND) : -2.65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806 814 849 826 836 814 819 828 822 821 826 824 824 823 820 824 826 827 822 828 819 823 820 826 830 818 822 825 823 823 820 817 836 826 827 828 819 822 816 828 824 835 824 825 818 822 821 824 460 645 775 940 625 383 173 159 464 554 847 1332 1086 497 393 388 <text:s/>System validated : Fiber Optics </text:p>
      <text:p text:style-name="Standard"><text:s/>Command validated : Fiber optics Monitoring </text:p>
      <text:p text:style-name="Standard"><text:s/>Fiber Optics Monitoring Done </text:p>
      <text:p text:style-name="Standard"><text:s/>Voltage(+12V) : <text:s/>0.80 </text:p>
      <text:p text:style-name="Standard"><text:s/>Voltage(-5.0V) : <text:s/>0.75 </text:p>
      <text:p text:style-name="Standard"><text:s/>Voltage(-3.1V) : <text:s/>0.69 </text:p>
      <text:p text:style-name="Standard"><text:s/>Voltage(-1.1V) : <text:s/>0.73 </text:p>
      <text:p text:style-name="Standard"><text:s/>Voltage(GND) : <text:s/>0.83 </text:p>
      <text:p text:style-name="Standard"><text:soft-page-break/><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833 836 826 816 832 820 828 824 838 836 826 825 827 824 827 830 825 826 821 832 830 828 837 830 830 823 825 822 822 833 825 822 824 824 832 827 824 824 826 825 819 824 825 822 825 826 827 829 208 169 307 259 604 665 784 726 594 350 237 1267 199 424 641 1052 <text:s/>System validated : Fiber Optics </text:p>
      <text:p text:style-name="Standard"><text:s/>Command validated : Fiber optics Monitoring </text:p>
      <text:p text:style-name="Standard"><text:s/>Fiber Optics Monitoring Done </text:p>
      <text:p text:style-name="Standard"><text:s/>Voltage(+12V) : <text:s/>0.82 </text:p>
      <text:p text:style-name="Standard"><text:s/>Voltage(-5.0V) : <text:s/>0.77 </text:p>
      <text:p text:style-name="Standard"><text:s/>Voltage(-3.1V) : <text:s/>0.81 </text:p>
      <text:p text:style-name="Standard"><text:s/>Voltage(-1.1V) : <text:s/>0.78 </text:p>
      <text:p text:style-name="Standard"><text:s/>Voltage(GND) : <text:s/>0.80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0 1926 26 1509 1170 862 830 828 824 830 828 827 829 830 822 831 828 830 827 832 821 826 823 828 831 824 829 828 830 825 824 829 829 826 828 826 824 828 830 826 828 832 829 832 824 824 830 822 772 825 829 828 832 829 828 824 832 830 825 984 842 825 825 240 <text:s/>System validated : Fiber Optics </text:p>
      <text:p text:style-name="Standard"><text:s/>Command validated : Fiber optics Monitoring </text:p>
      <text:p text:style-name="Standard"><text:s/>Fiber Optics Monitoring Done </text:p>
      <text:p text:style-name="Standard"><text:s/>Voltage(+12V) : <text:s/>0.00 </text:p>
      <text:p text:style-name="Standard"><text:s/>Voltage(-5.0V) : -4.83 </text:p>
      <text:p text:style-name="Standard"><text:s/>Voltage(-3.1V) : <text:s/>4.84 </text:p>
      <text:p text:style-name="Standard"><text:s/>Voltage(-1.1V) : -2.68 </text:p>
      <text:p text:style-name="Standard"><text:s/>Voltage(GND) : -0.95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0 1920 26 1497 1158 860 827 828 824 824 826 826 824 830 829 826 830 822 825 827 827 830 825 826 829 828 828 825 827 821 828 830 822 827 829 831 828 820 824 827 825 826 829 824 828 822 826 824 820 822 825 825 828 827 827 824 828 825 824 977 843 824 269 772 <text:s/>System validated : Fiber Optics </text:p>
      <text:p text:style-name="Standard"><text:s/>Command validated : Fiber optics Monitoring </text:p>
      <text:p text:style-name="Standard"><text:s/>Fiber Optics Monitoring Done </text:p>
      <text:p text:style-name="Standard"><text:s/>Voltage(+12V) : <text:s/>0.01 </text:p>
      <text:p text:style-name="Standard"><text:s/>Voltage(-5.0V) : -4.76 </text:p>
      <text:p text:style-name="Standard"><text:s/>Voltage(-3.1V) : <text:s/>4.89 </text:p>
      <text:p text:style-name="Standard"><text:soft-page-break/><text:s/>Voltage(-1.1V) : -2.64 </text:p>
      <text:p text:style-name="Standard"><text:s/>Voltage(GND) : -0.89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1241 1655 585 656 900 740 1204 1418 1348 1342 1176 896 1252 1280 1184 1154 820 842 835 824 830 828 824 832 822 824 827 830 831 817 816 827 830 820 815 824 825 827 832 832 835 828 826 827 819 826 820 832 78 134 193 188 117 56 48 0 0 6 126 478 238 281 219 198 <text:s/>System validated : Fiber Optics </text:p>
      <text:p text:style-name="Standard"><text:s/>Command validated : Fiber optics Monitoring </text:p>
      <text:p text:style-name="Standard"><text:s/>Fiber Optics Monitoring Done </text:p>
      <text:p text:style-name="Standard"><text:s/>Voltage(+12V) : <text:s/>0.57 </text:p>
      <text:p text:style-name="Standard"><text:s/>Voltage(-5.0V) : -3.31 </text:p>
      <text:p text:style-name="Standard"><text:s/>Voltage(-3.1V) : <text:s/>1.78 </text:p>
      <text:p text:style-name="Standard"><text:s/>Voltage(-1.1V) : -2.89 </text:p>
      <text:p text:style-name="Standard"><text:s/>Voltage(GND) : -3.02 </text:p>
      <text:p text:style-name="Standard"><text:s/>Writing to ONLINE from SENTINEL THREAD SUCCESSFUL </text:p>
      <text:p text:style-name="Standard"/>
      <text:p text:style-name="Standard">PYTHON ANTENNA name C00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1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3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5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6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8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text:soft-page-break/>PYTHON ANTENNA name C09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0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2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4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gt;Size of read is 350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Size of Response Struct =&gt; 4698 </text:p>
      <text:p text:style-name="Standard"><text:soft-page-break/><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814 824 825 830 827 832 825 820 817 824 826 821 829 824 824 832 823 825 816 831 823 830 831 821 825 831 822 821 827 831 824 829 821 825 827 824 824 817 824 819 824 826 827 820 821 824 808 828 429 664 812 816 710 449 185 248 261 267 241 745 210 674 572 392 <text:s/>System validated : Sentinel </text:p>
      <text:p text:style-name="Standard"><text:s/>Command validated : Sentinal Controlling </text:p>
      <text:p text:style-name="Standard"><text:s/>Digital Mask : ffff 5555 </text:p>
      <text:p text:style-name="Standard">Size of Response Struct =&gt; 4698 </text:p>
      <text:p text:style-name="Standard"><text:s/>Writing to ONLINE from SENTINEL THREAD SUCCESSFUL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6 1916 14 1449 1141 857 825 827 826 827 820 821 829 828 830 823 829 822 820 827 824 828 826 822 825 832 826 825 826 830 826 827 823 825 820 823 830 830 828 826 823 822 823 825 824 824 827 828 786 827 823 828 828 825 825 822 826 822 826 973 841 824 832 251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843 818 825 820 818 814 813 835 812 830 824 825 816 826 820 824 832 812 817 813 818 825 814 826 827 820 813 822 822 811 825 818 827 828 822 825 826 825 811 829 823 824 819 826 815 827 833 810 832 510 220 109 330 755 536 737 1292 928 764 941 630 448 466 740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7 1914 8 1139 1486 891 823 821 826 820 820 827 824 824 826 824 828 827 828 828 824 823 825 824 821 826 822 826 821 824 826 823 821 828 816 828 821 830 822 826 826 827 822 826 824 822 824 826 824 824 825 826 829 825 824 822 823 815 828 996 840 827 230 766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text:s/>Writing to ONLINE from SENTINEL THREAD SUCCESSFUL </text:p>
      <text:p text:style-name="Standard">Size of Response Struct =&gt; 4698 </text:p>
      <text:p text:style-name="Standard"><text:soft-page-break/><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70 1917 20 1502 1160 859 827 825 829 826 827 825 826 825 826 824 827 821 817 823 821 820 825 825 828 831 832 827 822 826 820 829 823 827 829 831 830 828 826 827 829 832 822 824 832 821 831 825 770 830 828 829 832 828 826 822 825 826 824 979 840 827 829 242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Writing to ONLINE from SENTINEL THREAD SUCCESSFUL </text:p>
      <text:p text:style-name="Standard"><text:s/>###### NUmber of RESPONSE MSG is 3 </text:p>
      <text:p text:style-name="Standard">No summery !! <text:s text:c="31"/>963 1922 26 1479 1141 859 823 820 825 830 816 822 828 818 824 829 827 824 824 830 817 826 823 824 822 825 822 824 823 822 817 825 824 824 828 823 821 825 826 826 823 822 825 824 822 820 821 824 824 824 825 828 826 823 820 819 824 823 825 974 844 824 210 762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72 1911 12 1486 1162 854 824 827 820 826 824 819 822 821 823 825 825 826 820 823 819 823 821 817 822 824 819 820 825 827 818 829 818 825 824 818 823 824 826 826 827 824 827 825 820 822 821 824 764 822 815 818 824 821 827 822 824 822 820 814 828 822 821 188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Writing to ONLINE from SENTINEL THREAD SUCCESSFUL </text:p>
      <text:p text:style-name="Standard"><text:s/>###### NUmber of RESPONSE MSG is 3 </text:p>
      <text:p text:style-name="Standard">No summery !! <text:s text:c="31"/>960 1898 8 1144 1489 892 828 830 824 824 823 822 826 822 831 825 827 824 826 825 823 818 828 832 823 830 824 816 825 829 817 824 826 819 823 823 827 827 819 823 825 826 820 824 826 826 824 826 768 824 819 823 828 824 817 823 827 826 827 967 839 822 828 210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oft-page-break/><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5 1912 12 1487 1145 860 820 822 820 824 824 828 821 827 827 820 825 828 821 828 823 828 826 830 816 823 830 825 829 825 822 828 819 822 826 828 822 817 819 819 825 823 827 829 826 820 820 823 825 820 825 823 828 829 828 830 821 815 826 963 835 812 209 76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1238 1356 942 1114 1740 1392 1301 1270 1140 1149 1008 787 1368 1417 1304 926 835 833 819 833 828 832 828 835 818 828 832 828 822 831 827 820 823 826 832 829 825 824 822 832 817 826 819 823 827 828 828 832 138 62 38 0 0 0 66 68 156 194 368 878 91 0 17 185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gt;Size of read is 1448 </text:p>
      <text:p text:style-name="Standard">PYTHON ANTENNA name C00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1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3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5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6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8 </text:p>
      <text:p text:style-name="Standard"><text:soft-page-break/>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9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0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2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4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gt;Size of read is 350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text:soft-page-break/>we wrote on the socket 4 <text:s/>3-Apr-2015 14:46:33 fiber_optics set </text:p>
      <text:p text:style-name="Standard">rf_attn 10 10 </text:p>
      <text:p text:style-name="Standard"><text:s/>Size of Struct is ######## 1638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82 1928 32 1465 1152 863 828 828 826 830 828 832 825 830 828 825 830 830 828 824 830 824 828 828 828 832 825 829 830 826 830 832 826 826 830 833 825 828 824 830 827 830 825 831 830 829 830 828 770 830 830 821 828 824 830 827 832 825 828 985 844 830 829 267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79 1928 24 1501 1172 857 827 824 824 825 823 822 828 824 824 821 828 828 825 822 822 824 824 826 829 825 828 823 821 827 829 828 828 828 825 823 825 824 828 828 824 826 825 828 830 828 828 824 764 823 824 826 824 826 828 827 823 821 827 822 826 828 829 204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78 1909 27 1157 1494 896 824 824 825 821 830 824 824 827 825 827 828 824 825 824 823 826 821 828 819 828 829 827 825 825 828 828 824 826 827 825 825 822 824 821 828 821 828 825 832 828 826 825 770 826 829 830 828 829 827 827 828 824 824 980 845 823 827 221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823 821 812 811 826 810 830 822 825 824 830 828 820 829 822 835 824 823 827 824 827 825 823 832 820 832 826 832 822 825 827 832 829 834 834 812 832 820 830 824 825 832 820 832 834 826 819 824 196 279 555 556 801 1145 479 458 317 424 320 899 708 623 672 1225 <text:s/>System validated : Fiber Optics </text:p>
      <text:p text:style-name="Standard"><text:soft-page-break/><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84 1929 37 1492 1152 864 830 828 828 825 828 828 827 823 819 824 827 828 827 830 828 828 825 821 826 824 832 828 825 821 823 826 829 821 828 824 822 825 820 822 822 832 830 827 825 829 828 828 829 828 824 828 824 828 827 826 826 827 821 989 840 823 211 761 <text:s/>System validated : Fiber Optics </text:p>
      <text:p text:style-name="Standard"><text:s/>Command validated : Fiber optics Controlling </text:p>
      <text:p text:style-name="Standard">Size of Response Struct =&gt; 4698 </text:p>
      <text:p text:style-name="Standard"><text:s/>RF Attenuation : 10 10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76 1915 19 1492 1154 860 829 824 824 830 827 826 830 830 828 828 828 825 829 834 824 825 829 826 828 825 828 823 827 822 825 825 827 829 822 828 824 828 823 826 825 824 828 825 829 824 822 828 829 828 823 827 822 827 827 830 826 828 828 976 844 828 259 770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85 1927 28 1509 1171 865 830 829 826 831 829 830 832 828 824 823 823 830 828 830 826 827 828 827 824 832 830 828 829 827 832 825 829 832 827 829 827 830 823 828 828 826 828 827 825 828 826 831 769 828 827 828 827 829 829 830 832 829 830 989 844 822 828 211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78 1925 27 1154 1502 894 822 820 825 825 830 828 824 828 828 825 828 829 829 832 829 827 829 829 830 826 828 826 827 827 830 827 829 832 830 823 829 828 827 826 826 824 825 823 827 829 828 826 826 829 826 828 829 830 826 822 829 830 825 964 840 827 270 772 <text:s/>System validated : Fiber Optics </text:p>
      <text:p text:style-name="Standard"><text:soft-page-break/><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830 820 827 837 827 835 824 818 830 833 829 827 832 832 832 827 828 825 829 825 821 822 828 827 823 827 832 830 827 828 825 825 830 826 829 823 828 827 828 829 830 828 827 835 836 828 839 836 808 520 252 175 174 135 239 412 441 704 691 1198 370 316 766 413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1433 1645 722 1002 712 1137 955 1404 1459 1510 1260 592 1165 779 1252 940 840 832 836 826 829 828 835 824 821 822 832 829 828 828 822 836 820 820 828 827 828 834 830 831 825 831 824 833 837 828 829 823 0 30 101 230 274 224 95 26 0 0 44 470 194 302 463 408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j Uprade</meta:initial-creator>
    <meta:creation-date>2015-04-03T11:17:03.075970062</meta:creation-date>
    <dc:date>2015-04-20T13:34:59</dc:date>
    <dc:creator>teleset </dc:creator>
    <meta:editing-duration>PT2H23M41S</meta:editing-duration>
    <meta:editing-cycles>24</meta:editing-cycles>
    <meta:generator>LibreOffice/3.4$Linux LibreOffice_project/340m1$Build-602</meta:generator>
    <meta:document-statistic meta:table-count="0" meta:image-count="0" meta:object-count="0" meta:page-count="30" meta:paragraph-count="1289" meta:word-count="9777" meta:character-count="56643" meta:non-whitespace-character-count="43799"/>
  </office:meta>
</office:document-meta>
</file>